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7.026cm"/>
    </style:style>
    <style:style style:name="co4" style:family="table-column">
      <style:table-column-properties fo:break-before="auto" style:column-width="3.411cm"/>
    </style:style>
    <style:style style:name="co5" style:family="table-column">
      <style:table-column-properties fo:break-before="auto" style:column-width="7.00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2.895cm"/>
    </style:style>
    <style:style style:name="co11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gram execu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put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 x 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Input1</text:p>
          </table:table-cell>
          <table:table-cell/>
        </table:table-row>
        <table:table-row table:style-name="ro1">
          <table:table-cell office:value-type="string" calcext:value-type="string">
            <text:p>add y 4</text:p>
          </table:table-cell>
          <table:table-cell table:number-columns-repeated="2"/>
          <table:table-cell office:value-type="string" calcext:value-type="string">
            <text:p>Input1+4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Input1+4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Input1+4</text:p>
          </table:table-cell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put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Input1+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Input1+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3"/>
          <table:table-cell office:value-type="string" calcext:value-type="string">
            <text:p>Input1+4</text:p>
          </table:table-cell>
        </table:table-row>
        <table:table-row table:style-name="ro1">
          <table:table-cell office:value-type="string" calcext:value-type="string">
            <text:p>add x 15</text:p>
          </table:table-cell>
          <table:table-cell/>
          <table:table-cell office:value-type="string" calcext:value-type="string">
            <text:p>Input1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*(Input1+4)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Input2</text:p>
          </table:table-cell>
          <table:table-cell/>
        </table:table-row>
        <table:table-row table:style-name="ro1">
          <table:table-cell office:value-type="string" calcext:value-type="string">
            <text:p>add y 11</text:p>
          </table:table-cell>
          <table:table-cell table:number-columns-repeated="2"/>
          <table:table-cell office:value-type="string" calcext:value-type="string">
            <text:p>Input2+11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Input2+11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26*(Input1+4)+Input2+11</text:p>
          </table:table-cell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pu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26*(Input1+4)+Input2+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Input2+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3"/>
          <table:table-cell office:value-type="string" calcext:value-type="string">
            <text:p>26*(Input1+4)+Input2+11</text:p>
          </table:table-cell>
        </table:table-row>
        <table:table-row table:style-name="ro1">
          <table:table-cell office:value-type="string" calcext:value-type="string">
            <text:p>add x 11</text:p>
          </table:table-cell>
          <table:table-cell/>
          <table:table-cell office:value-type="string" calcext:value-type="string">
            <text:p>Input2+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*(26*(Input1+4)+Input2+11)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Input3</text:p>
          </table:table-cell>
          <table:table-cell/>
        </table:table-row>
        <table:table-row table:style-name="ro1">
          <table:table-cell office:value-type="string" calcext:value-type="string">
            <text:p>add y 7</text:p>
          </table:table-cell>
          <table:table-cell table:number-columns-repeated="2"/>
          <table:table-cell office:value-type="string" calcext:value-type="string">
            <text:p>Input3+7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Input3+7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26*(26*(Input1+4)+Input2+11)+Input3+7</text:p>
          </table:table-cell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put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26*(26*(Input1+4)+Input2+11)+Input3+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Input3+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26*(Input1+4)+Input2+11</text:p>
          </table:table-cell>
        </table:table-row>
        <table:table-row table:style-name="ro1">
          <table:table-cell office:value-type="string" calcext:value-type="string">
            <text:p>add x -14</text:p>
          </table:table-cell>
          <table:table-cell/>
          <table:table-cell office:value-type="string" calcext:value-type="string">
            <text:p>Input3-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string" calcext:value-type="string">
            <text:p>Input3-7 == Input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ypInputthesis 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put3 = Input4+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*(Input1+4)+Input2+11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Input4</text:p>
          </table:table-cell>
          <table:table-cell/>
        </table:table-row>
        <table:table-row table:style-name="ro1">
          <table:table-cell office:value-type="string" calcext:value-type="string">
            <text:p>add y 2</text:p>
          </table:table-cell>
          <table:table-cell table:number-columns-repeated="2"/>
          <table:table-cell office:value-type="string" calcext:value-type="string">
            <text:p>Input4+2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26*(Input1+4)+Input2+11</text:p>
          </table:table-cell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put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26*(Input1+4)+Input2+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Input2+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3"/>
          <table:table-cell office:value-type="string" calcext:value-type="string">
            <text:p>26*(Input1+4)+Input2+11</text:p>
          </table:table-cell>
        </table:table-row>
        <table:table-row table:style-name="ro1">
          <table:table-cell office:value-type="string" calcext:value-type="string">
            <text:p>add x 12</text:p>
          </table:table-cell>
          <table:table-cell/>
          <table:table-cell office:value-type="string" calcext:value-type="string">
            <text:p>Input2+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*(26*(Input1+4)+Input2+11)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Input5</text:p>
          </table:table-cell>
          <table:table-cell/>
        </table:table-row>
        <table:table-row table:style-name="ro1">
          <table:table-cell office:value-type="string" calcext:value-type="string">
            <text:p>add y 11</text:p>
          </table:table-cell>
          <table:table-cell table:number-columns-repeated="2"/>
          <table:table-cell office:value-type="string" calcext:value-type="string">
            <text:p>Input5+11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Input5+11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26*(26*(Input1+4)+Input2+11)+Input5+11</text:p>
          </table:table-cell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put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26*(26*(Input1+4)+Input2+11)+Input5+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Input5+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26*(Input1+4)+Input2+11</text:p>
          </table:table-cell>
        </table:table-row>
        <table:table-row table:style-name="ro1">
          <table:table-cell office:value-type="string" calcext:value-type="string">
            <text:p>add x -10</text:p>
          </table:table-cell>
          <table:table-cell/>
          <table:table-cell office:value-type="string" calcext:value-type="string">
            <text:p>Input5+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string" calcext:value-type="string">
            <text:p>Input5+1==Inpu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ypInputthesis 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put5+1=Input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*(Input1+4)+Input2+11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Input6</text:p>
          </table:table-cell>
          <table:table-cell/>
        </table:table-row>
        <table:table-row table:style-name="ro1">
          <table:table-cell office:value-type="string" calcext:value-type="string">
            <text:p>add y 13</text:p>
          </table:table-cell>
          <table:table-cell table:number-columns-repeated="2"/>
          <table:table-cell office:value-type="string" calcext:value-type="string">
            <text:p>Input6+13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26*(Input1+4)+Input2+11</text:p>
          </table:table-cell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put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26*(Input1+4)+Input2+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Input2+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3"/>
          <table:table-cell office:value-type="string" calcext:value-type="string">
            <text:p>26*(Input1+4)+Input2+11</text:p>
          </table:table-cell>
        </table:table-row>
        <table:table-row table:style-name="ro1">
          <table:table-cell office:value-type="string" calcext:value-type="string">
            <text:p>add x 11</text:p>
          </table:table-cell>
          <table:table-cell/>
          <table:table-cell office:value-type="string" calcext:value-type="string">
            <text:p>Input2+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*(26*(Input1+4)+Input2+11)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Input7</text:p>
          </table:table-cell>
          <table:table-cell/>
        </table:table-row>
        <table:table-row table:style-name="ro1">
          <table:table-cell office:value-type="string" calcext:value-type="string">
            <text:p>add y 9</text:p>
          </table:table-cell>
          <table:table-cell table:number-columns-repeated="2"/>
          <table:table-cell office:value-type="string" calcext:value-type="string">
            <text:p>Input7+9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Input7+9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26*(26*(Input1+4)+Input2+11)+Input7+9</text:p>
          </table:table-cell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put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26*(26*(Input1+4)+Input2+11)+Input7+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Input7+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3"/>
          <table:table-cell office:value-type="string" calcext:value-type="string">
            <text:p>26*(26*(Input1+4)+Input2+11)+Input7+9</text:p>
          </table:table-cell>
        </table:table-row>
        <table:table-row table:style-name="ro1">
          <table:table-cell office:value-type="string" calcext:value-type="string">
            <text:p>add x 13</text:p>
          </table:table-cell>
          <table:table-cell/>
          <table:table-cell office:value-type="string" calcext:value-type="string">
            <text:p>Input7+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*(26*(26*(Input1+4)+Input2+11)+Input7+9)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Input8</text:p>
          </table:table-cell>
          <table:table-cell/>
        </table:table-row>
        <table:table-row table:style-name="ro1">
          <table:table-cell office:value-type="string" calcext:value-type="string">
            <text:p>add y 12</text:p>
          </table:table-cell>
          <table:table-cell table:number-columns-repeated="2"/>
          <table:table-cell office:value-type="string" calcext:value-type="string">
            <text:p>Input8+12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Input8+12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26*(26*(26*(Input1+4)+Input2+11)+Input7+9)+Input8+12</text:p>
          </table:table-cell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put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26*(26*(26*(Input1+4)+Input2+11)+Input7+9)+Input8+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Input8+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26*(26*(Input1+4)+Input2+11)+Input7+9</text:p>
          </table:table-cell>
        </table:table-row>
        <table:table-row table:style-name="ro1">
          <table:table-cell office:value-type="string" calcext:value-type="string">
            <text:p>add x -7</text:p>
          </table:table-cell>
          <table:table-cell/>
          <table:table-cell office:value-type="string" calcext:value-type="string">
            <text:p>Input8+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string" calcext:value-type="string">
            <text:p>Input8+5==Input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ypInputthesis 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put8+5=Input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*(26*(Input1+4)+Input2+11)+Input7+9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Input9</text:p>
          </table:table-cell>
          <table:table-cell/>
        </table:table-row>
        <table:table-row table:style-name="ro1">
          <table:table-cell office:value-type="string" calcext:value-type="string">
            <text:p>add y 6</text:p>
          </table:table-cell>
          <table:table-cell table:number-columns-repeated="2"/>
          <table:table-cell office:value-type="string" calcext:value-type="string">
            <text:p>Input9+6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(Input9+6)*(Input8+5!=Input9)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26*(26*(Input1+4)+Input2+11)+Input7+9</text:p>
          </table:table-cell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put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26*(26*(Input1+4)+Input2+11)+Input7+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sInputmething cInputmp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3"/>
          <table:table-cell office:value-type="string" calcext:value-type="string">
            <text:p>26*(26*(Input1+4)+Input2+11)+Input7+9</text:p>
          </table:table-cell>
        </table:table-row>
        <table:table-row table:style-name="ro1">
          <table:table-cell office:value-type="string" calcext:value-type="string">
            <text:p>add x 10</text:p>
          </table:table-cell>
          <table:table-cell/>
          <table:table-cell office:value-type="string" calcext:value-type="string">
            <text:p>sInputmething cInputmplex+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*(26*(26*(Input1+4)+Input2+11)+Input7+9)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Input10</text:p>
          </table:table-cell>
          <table:table-cell/>
        </table:table-row>
        <table:table-row table:style-name="ro1">
          <table:table-cell office:value-type="string" calcext:value-type="string">
            <text:p>add y 2</text:p>
          </table:table-cell>
          <table:table-cell table:number-columns-repeated="2"/>
          <table:table-cell office:value-type="string" calcext:value-type="string">
            <text:p>Input10+2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string" calcext:value-type="string">
            <text:p>Input10+2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26*(26*(26*(Input1+4)+Input2+11)+Input7+9)+Input10+2</text:p>
          </table:table-cell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put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26*(26*(26*(Input1+4)+Input2+11)+Input7+9)+Input10+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Input10+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26*(26*(Input1+4)+Input2+11)+Input7+9</text:p>
          </table:table-cell>
        </table:table-row>
        <table:table-row table:style-name="ro1">
          <table:table-cell office:value-type="string" calcext:value-type="string">
            <text:p>add x -2</text:p>
          </table:table-cell>
          <table:table-cell/>
          <table:table-cell office:value-type="string" calcext:value-type="string">
            <text:p>Input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string" calcext:value-type="string">
            <text:p>Input10==Input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ypInputthesis 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put10==Input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*(26*(Input1+4)+Input2+11)+Input7+9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Input11</text:p>
          </table:table-cell>
          <table:table-cell/>
        </table:table-row>
        <table:table-row table:style-name="ro1">
          <table:table-cell office:value-type="string" calcext:value-type="string">
            <text:p>add y 11</text:p>
          </table:table-cell>
          <table:table-cell table:number-columns-repeated="2"/>
          <table:table-cell office:value-type="string" calcext:value-type="string">
            <text:p>Input11+11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26*(26*(Input1+4)+Input2+11)+Input7+9</text:p>
          </table:table-cell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put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26*(26*(Input1+4)+Input2+11)+Input7+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Input7+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26*(Input1+4)+Input2+11</text:p>
          </table:table-cell>
        </table:table-row>
        <table:table-row table:style-name="ro1">
          <table:table-cell office:value-type="string" calcext:value-type="string">
            <text:p>add x -1</text:p>
          </table:table-cell>
          <table:table-cell/>
          <table:table-cell office:value-type="string" calcext:value-type="string">
            <text:p>Input7+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string" calcext:value-type="string">
            <text:p>Input7+8==Inpu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ypInputthesis 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put7+8==Input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string" calcext:value-type="string">
            <text:p>26*(Input1+4)+Input2+11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Input12</text:p>
          </table:table-cell>
          <table:table-cell/>
        </table:table-row>
        <table:table-row table:style-name="ro1">
          <table:table-cell office:value-type="string" calcext:value-type="string">
            <text:p>add y 12</text:p>
          </table:table-cell>
          <table:table-cell table:number-columns-repeated="2"/>
          <table:table-cell office:value-type="string" calcext:value-type="string">
            <text:p>Input12+12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3"/>
          <table:table-cell office:value-type="string" calcext:value-type="string">
            <text:p>26*(Input1+4)+Input2+11</text:p>
          </table:table-cell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put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26*(Input1+4)+Input2+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Input2+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3"/>
          <table:table-cell office:value-type="string" calcext:value-type="string">
            <text:p>Input1+4</text:p>
          </table:table-cell>
        </table:table-row>
        <table:table-row table:style-name="ro1">
          <table:table-cell office:value-type="string" calcext:value-type="string">
            <text:p>add x -4</text:p>
          </table:table-cell>
          <table:table-cell/>
          <table:table-cell office:value-type="string" calcext:value-type="string">
            <text:p>Input2+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string" calcext:value-type="string">
            <text:p>Input2+7==Inpu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ypInputthesis 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put2+7==Input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Input13</text:p>
          </table:table-cell>
          <table:table-cell office:value-type="string" calcext:value-type="string">
            <text:p>Input1+4</text:p>
          </table:table-cell>
        </table:table-row>
        <table:table-row table:style-name="ro1">
          <table:table-cell office:value-type="string" calcext:value-type="string">
            <text:p>add y 3</text:p>
          </table:table-cell>
          <table:table-cell table:number-columns-repeated="2"/>
          <table:table-cell office:value-type="string" calcext:value-type="string">
            <text:p>Input13+3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put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put1+4</text:p>
          </table:table-cell>
        </table:table-row>
        <table:table-row table:style-name="ro1"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Input1+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Input1+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 x -12</text:p>
          </table:table-cell>
          <table:table-cell/>
          <table:table-cell office:value-type="string" calcext:value-type="string">
            <text:p>Input1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w</text:p>
          </table:table-cell>
          <table:table-cell/>
          <table:table-cell office:value-type="string" calcext:value-type="string">
            <text:p>Input1-8==Input1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Inputthesis 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put1-8==Input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Input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 y 13</text:p>
          </table:table-cell>
          <table:table-cell table:number-columns-repeated="2"/>
          <table:table-cell office:value-type="string" calcext:value-type="string">
            <text:p>Input14+13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 table:number-rows-repeated="248">
          <table:table-cell table:number-columns-repeated="5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number-columns-repeated="4"/>
        </table:table-row>
      </table:table>
      <table:table table:name="Matching hypthesis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Hypothesis</text:p>
          </table:table-cell>
          <table:table-cell office:value-type="string" calcext:value-type="string">
            <text:p>Input value :</text:p>
          </table:table-cell>
          <table:table-cell table:style-name="ce2" office:value-type="string" calcext:value-type="string" table:number-columns-spanned="8" table:number-rows-spanned="1">
            <text:p>Possible values based on hypothesis (1 column = 1 set of values)</text:p>
          </table:table-cell>
          <table:covered-table-cell table:number-columns-repeated="7"/>
          <table:table-cell office:value-type="string" calcext:value-type="string">
            <text:p>Largest possible</text:p>
          </table:table-cell>
          <table:table-cell office:value-type="string" calcext:value-type="string">
            <text:p>Lowert possible</text:p>
          </table:table-cell>
        </table:table-row>
        <table:table-row table:style-name="ro1">
          <table:table-cell office:value-type="string" calcext:value-type="string">
            <text:p>Input1-8==Input14</text:p>
          </table:table-cell>
          <table:table-cell office:value-type="string" calcext:value-type="string">
            <text:p>Input1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put2+7==Input13</text:p>
          </table:table-cell>
          <table:table-cell office:value-type="string" calcext:value-type="string">
            <text:p>Input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3 = Input4+7</text:p>
          </table:table-cell>
          <table:table-cell office:value-type="string" calcext:value-type="string">
            <text:p>Input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Input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5+1=Input6</text:p>
          </table:table-cell>
          <table:table-cell office:value-type="string" calcext:value-type="string">
            <text:p>Input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put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put7+8==Input12</text:p>
          </table:table-cell>
          <table:table-cell office:value-type="string" calcext:value-type="string">
            <text:p>Input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8+5=Input9</text:p>
          </table:table-cell>
          <table:table-cell office:value-type="string" calcext:value-type="string">
            <text:p>Input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put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put10==Input11</text:p>
          </table:table-cell>
          <table:table-cell office:value-type="string" calcext:value-type="string">
            <text:p>Input10</text:p>
          </table:table-cell>
          <table:table-cell office:value-type="string" calcext:value-type="string">
            <text:p>any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put11</text:p>
          </table:table-cell>
          <table:table-cell office:value-type="string" calcext:value-type="string">
            <text:p>Input10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put1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Input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Input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'Program execution'.A1:'Program execution'.E27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 style:data-style-name="N2" text:time-value="00:40:31.72232979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4T14:25:34.711597769</meta:creation-date>
    <dc:date>2021-12-25T02:13:51.302232603</dc:date>
    <meta:editing-duration>PT2H54M12S</meta:editing-duration>
    <meta:editing-cycles>126</meta:editing-cycles>
    <meta:generator>LibreOffice/7.2.4.1$Linux_X86_64 LibreOffice_project/20$Build-1</meta:generator>
    <meta:document-statistic meta:table-count="2" meta:cell-count="617" meta:object-count="0"/>
  </office:meta>
</office:document-meta>
</file>